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ook Antiqua" svg:font-family="'Book Antiqu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style:font-name="Book Antiqua"/>
    </style:style>
    <style:style style:name="T1" style:family="text">
      <style:text-properties officeooo:rsid="00189f25"/>
    </style:style>
    <style:style style:name="T2" style:family="text">
      <style:text-properties officeooo:rsid="001a39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ison:</text:p>
      <text:p text:style-name="P2">That sounds like a really tough situation, and I understand why you’re concerned for Fran. What she did does seem kind of heartless.</text:p>
      <text:p text:style-name="P2">To me, being loyal to friends means being there for them and being honest, even when it’s difficult. It definitely doesn’t mean excluding them from something special like a concert. Even if Claire wasn’t interested, the least Fran could have done was ask her.</text:p>
      <text:p text:style-name="P2">It’s sadly somewhat normal for childhood friendships to shift in teenage years. People change, interests diverge, and new social groups form. However, that doesn’<text:span text:style-name="T1">t</text:span> excuse Fran and the other girls’ behavior. Drifting apart is one thing; actively excluding Claire is another. Fran has probably developed some negative feelings towards Claire, maybe because Claire is more interested in math. This is normal when people have known each other for a long time. The problem is when these issues aren’t addressed, and her current friend group is <text:span text:style-name="T2">just </text:span><text:span text:style-name="T1">accelerating this dislike towards Claire</text:span>, like how they referred to her as ”<text:span text:style-name="T1">that weirdo”</text:span>.</text:p>
      <text:p text:style-name="P2">My friends and I influence each other, but in a positive way. We’re supportive and we motivate each other. We’re also always comfortable sharing our opinions and asking questions. When I have a <text:span text:style-name="T1">fundamental</text:span> problem, I always know who to turn to. However, I’ve also seen some really toxic friendships that caused everyone involved to change for the worse. <text:span text:style-name="T2">This is why it’s important to choose your friends well.</text:span></text:p>
      <text:p text:style-name="P2">I think you should definitely talk to Fran about this issue and how these <text:span text:style-name="T1">mechanisms</text:span> are affecting her friendship with Claire. Maybe they should try to reconnect, or maybe they shouldn’t <text:span text:style-name="T1">even</text:span> be friends anymore. Either way, it’s important for her to be aware of what’s happen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ook Antiqua" svg:font-family="'Book Antiqu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8T14:15:39.933000000</meta:creation-date>
    <meta:print-date>2025-02-08T15:18:02.823000000</meta:print-date>
    <dc:date>2025-02-08T15:18:12.805000000</dc:date>
    <meta:editing-duration>PT2M14S</meta:editing-duration>
    <meta:editing-cycles>1</meta:editing-cycles>
    <meta:document-statistic meta:table-count="0" meta:image-count="0" meta:object-count="0" meta:page-count="1" meta:paragraph-count="6" meta:word-count="284" meta:character-count="1719" meta:non-whitespace-character-count="1441"/>
    <meta:generator>LibreOffice/24.8.4.2$Windows_X86_64 LibreOffice_project/bb3cfa12c7b1bf994ecc5649a80400d06cd71002</meta:generator>
  </office:meta>
</office:document-meta>
</file>